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rame_20_contents">
      <style:text-properties style:font-name="DejaVu Sans Mono" fo:font-size="10.5pt" officeooo:rsid="00143994" officeooo:paragraph-rsid="00143994" style:font-size-asian="10.5pt" style:font-size-complex="10.5pt"/>
    </style:style>
    <style:style style:name="P3" style:family="paragraph" style:parent-style-name="Frame_20_contents">
      <style:text-properties style:font-name="DejaVu Sans Mono" officeooo:rsid="00143994" officeooo:paragraph-rsid="00143994"/>
    </style:style>
    <style:style style:name="P4" style:family="paragraph" style:parent-style-name="Heading">
      <style:paragraph-properties fo:text-align="justify" style:justify-single-word="false"/>
      <style:text-properties officeooo:rsid="0008f9f0" officeooo:paragraph-rsid="00117365"/>
    </style:style>
    <style:style style:name="P5" style:family="paragraph" style:parent-style-name="Heading">
      <style:text-properties officeooo:rsid="00125dd3" officeooo:paragraph-rsid="00125dd3"/>
    </style:style>
    <style:style style:name="P6" style:family="paragraph" style:parent-style-name="Heading">
      <style:paragraph-properties fo:break-before="page"/>
      <style:text-properties officeooo:rsid="00143994" officeooo:paragraph-rsid="00143994"/>
    </style:style>
    <style:style style:name="P7" style:family="paragraph" style:parent-style-name="Text_20_body">
      <style:text-properties officeooo:rsid="0014c225" officeooo:paragraph-rsid="00117365"/>
    </style:style>
    <style:style style:name="P8" style:family="paragraph" style:parent-style-name="Text_20_body">
      <style:paragraph-properties fo:text-align="justify" style:justify-single-word="false"/>
      <style:text-properties officeooo:rsid="00117365" officeooo:paragraph-rsid="00117365"/>
    </style:style>
    <style:style style:name="P9" style:family="paragraph" style:parent-style-name="Header">
      <style:paragraph-properties fo:text-align="end" style:justify-single-word="false"/>
      <style:text-properties officeooo:rsid="001592c7" officeooo:paragraph-rsid="00117365"/>
    </style:style>
    <style:style style:name="P10" style:family="paragraph" style:parent-style-name="Subtitle">
      <style:text-properties officeooo:rsid="0014c225" officeooo:paragraph-rsid="00117365"/>
    </style:style>
    <style:style style:name="P11" style:family="paragraph" style:parent-style-name="Subtitle">
      <style:text-properties officeooo:rsid="000edd85" officeooo:paragraph-rsid="00117365"/>
    </style:style>
    <style:style style:name="P12" style:family="paragraph" style:parent-style-name="Title">
      <style:paragraph-properties fo:text-align="center" style:justify-single-word="false"/>
      <style:text-properties officeooo:rsid="0014c225" officeooo:paragraph-rsid="00117365"/>
    </style:style>
    <style:style style:name="P13" style:family="paragraph" style:parent-style-name="Title">
      <style:paragraph-properties fo:margin-top="0.423cm" fo:margin-bottom="0.212cm" loext:contextual-spacing="false" fo:text-align="center" style:justify-single-word="false"/>
      <style:text-properties officeooo:rsid="0014c225" officeooo:paragraph-rsid="00117365"/>
    </style:style>
    <style:style style:name="P14" style:family="paragraph" style:parent-style-name="Header_20_right">
      <style:paragraph-properties fo:text-align="end" style:justify-single-word="false"/>
      <style:text-properties style:text-underline-style="solid" style:text-underline-width="auto" style:text-underline-color="font-color" officeooo:rsid="001592c7" officeooo:paragraph-rsid="00117365"/>
    </style:style>
    <style:style style:name="P15" style:family="paragraph" style:parent-style-name="Header_20_right">
      <style:paragraph-properties fo:text-align="end" style:justify-single-word="false"/>
      <style:text-properties style:text-underline-style="none" officeooo:rsid="001592c7" officeooo:paragraph-rsid="00117365"/>
    </style:style>
    <style:style style:name="P16" style:family="paragraph" style:parent-style-name="Header_20_right">
      <style:paragraph-properties fo:text-align="end" style:justify-single-word="false"/>
      <style:text-properties officeooo:paragraph-rsid="00117365"/>
    </style:style>
    <style:style style:name="P17" style:family="paragraph" style:parent-style-name="List_20_Paragraph">
      <style:paragraph-properties fo:margin-left="2.54cm" fo:margin-right="0cm" fo:margin-top="0cm" fo:margin-bottom="0cm" loext:contextual-spacing="false" fo:text-align="justify" style:justify-single-word="false" fo:text-indent="0cm" style:auto-text-indent="false"/>
      <style:text-properties officeooo:rsid="0019509e" officeooo:paragraph-rsid="0019509e"/>
    </style:style>
    <style:style style:name="P18" style:family="paragraph" style:parent-style-name="Text_20_body">
      <style:paragraph-properties fo:text-align="justify" style:justify-single-word="false"/>
      <style:text-properties style:font-name="DejaVu Serif" style:text-underline-style="none" officeooo:rsid="00125dd3" officeooo:paragraph-rsid="00125dd3"/>
    </style:style>
    <style:style style:name="P19" style:family="paragraph" style:parent-style-name="Text_20_body">
      <style:paragraph-properties fo:text-align="justify" style:justify-single-word="false"/>
      <style:text-properties officeooo:rsid="00165ea4" officeooo:paragraph-rsid="00165ea4"/>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rsid="00143994" officeooo:paragraph-rsid="00143994"/>
    </style:style>
    <style:style style:name="P22" style:family="paragraph" style:parent-style-name="Text_20_body">
      <style:paragraph-properties fo:text-align="justify" style:justify-single-word="false"/>
      <style:text-properties officeooo:rsid="001292d5" officeooo:paragraph-rsid="001292d5"/>
    </style:style>
    <style:style style:name="P23" style:family="paragraph" style:parent-style-name="Text_20_body">
      <style:paragraph-properties fo:text-align="justify" style:justify-single-word="false"/>
      <style:text-properties officeooo:rsid="001292d5" officeooo:paragraph-rsid="00143994"/>
    </style:style>
    <style:style style:name="P24" style:family="paragraph" style:parent-style-name="Text_20_body">
      <style:paragraph-properties fo:text-align="justify" style:justify-single-word="false"/>
      <style:text-properties officeooo:rsid="001762c4" officeooo:paragraph-rsid="001762c4"/>
    </style:style>
    <style:style style:name="P25" style:family="paragraph" style:parent-style-name="Text_20_body">
      <style:paragraph-properties fo:text-align="justify" style:justify-single-word="false"/>
      <style:text-properties style:font-name="DejaVu Serif" officeooo:rsid="001762c4" officeooo:paragraph-rsid="001762c4"/>
    </style:style>
    <style:style style:name="P26" style:family="paragraph" style:parent-style-name="Text_20_body">
      <style:paragraph-properties fo:text-align="justify" style:justify-single-word="false"/>
      <style:text-properties style:font-name="DejaVu Serif" officeooo:rsid="0018656c" officeooo:paragraph-rsid="0018656c"/>
    </style:style>
    <style:style style:name="P27" style:family="paragraph" style:parent-style-name="Heading">
      <style:text-properties officeooo:rsid="00165ea4" officeooo:paragraph-rsid="00165ea4"/>
    </style:style>
    <style:style style:name="P28" style:family="paragraph" style:parent-style-name="Heading">
      <style:paragraph-properties fo:text-align="justify" style:justify-single-word="false"/>
      <style:text-properties officeooo:rsid="00165ea4" officeooo:paragraph-rsid="00165ea4"/>
    </style:style>
    <style:style style:name="P29" style:family="paragraph" style:parent-style-name="Heading">
      <style:text-properties officeooo:rsid="001762c4" officeooo:paragraph-rsid="001762c4"/>
    </style:style>
    <style:style style:name="P30" style:family="paragraph" style:parent-style-name="Heading">
      <style:paragraph-properties fo:break-before="page"/>
      <style:text-properties officeooo:rsid="0019509e" officeooo:paragraph-rsid="0019509e"/>
    </style:style>
    <style:style style:name="P31" style:family="paragraph" style:parent-style-name="Heading_20_2">
      <style:paragraph-properties fo:text-align="start" style:justify-single-word="false"/>
      <style:text-properties officeooo:rsid="00165ea4" officeooo:paragraph-rsid="00165ea4"/>
    </style:style>
    <style:style style:name="P32" style:family="paragraph" style:parent-style-name="Heading_20_2">
      <style:paragraph-properties fo:text-align="justify" style:justify-single-word="false" fo:break-before="page"/>
      <style:text-properties officeooo:rsid="0008f9f0" officeooo:paragraph-rsid="00117365"/>
    </style:style>
    <style:style style:name="P33" style:family="paragraph" style:parent-style-name="Frame_20_contents">
      <style:text-properties style:font-name="DejaVu Sans Mono" officeooo:rsid="00143994" officeooo:paragraph-rsid="00143994"/>
    </style:style>
    <style:style style:name="P34" style:family="paragraph" style:parent-style-name="Frame_20_contents">
      <style:text-properties style:font-name="DejaVu Sans Mono" officeooo:rsid="00165ea4" officeooo:paragraph-rsid="00165ea4"/>
    </style:style>
    <style:style style:name="P35" style:family="paragraph" style:parent-style-name="Frame_20_contents">
      <style:text-properties fo:font-size="6pt" officeooo:rsid="0018656c" officeooo:paragraph-rsid="0018656c" style:font-size-asian="6pt" style:font-size-complex="6pt"/>
    </style:style>
    <style:style style:name="P36" style:family="paragraph" style:parent-style-name="Frame_20_contents">
      <style:text-properties fo:font-size="7pt" officeooo:rsid="0018656c" officeooo:paragraph-rsid="0018656c" style:font-size-asian="7pt" style:font-size-complex="7pt"/>
    </style:style>
    <style:style style:name="P37" style:family="paragraph" style:parent-style-name="Standard">
      <style:text-properties fo:font-size="6pt" officeooo:rsid="0018656c" officeooo:paragraph-rsid="0018656c" style:font-size-asian="6pt" style:font-size-complex="6pt"/>
    </style:style>
    <style:style style:name="T1" style:family="text">
      <style:text-properties style:text-underline-style="none"/>
    </style:style>
    <style:style style:name="T2" style:family="text">
      <style:text-properties style:text-underline-style="none" officeooo:rsid="001e1617"/>
    </style:style>
    <style:style style:name="T3" style:family="text">
      <style:text-properties style:text-underline-style="none" officeooo:rsid="001592c7"/>
    </style:style>
    <style:style style:name="T4" style:family="text">
      <style:text-properties officeooo:rsid="00117365"/>
    </style:style>
    <style:style style:name="T5" style:family="text">
      <style:text-properties style:text-underline-style="solid" style:text-underline-width="auto" style:text-underline-color="font-color" officeooo:rsid="001592c7"/>
    </style:style>
    <style:style style:name="T6" style:family="text">
      <style:text-properties style:font-name="DejaVu Sans Mono"/>
    </style:style>
    <style:style style:name="T7" style:family="text">
      <style:text-properties style:font-name="DejaVu Sans Mono" style:text-underline-style="none"/>
    </style:style>
    <style:style style:name="T8" style:family="text">
      <style:text-properties style:font-name="DejaVu Serif"/>
    </style:style>
    <style:style style:name="T9" style:family="text">
      <style:text-properties style:font-name="DejaVu Serif" style:text-underline-style="none" officeooo:rsid="00125dd3"/>
    </style:style>
    <style:style style:name="T10" style:family="text">
      <style:text-properties style:font-name="DejaVu Serif" officeooo:rsid="00132565"/>
    </style:style>
    <style:style style:name="T11" style:family="text">
      <style:text-properties officeooo:rsid="00125dd3"/>
    </style:style>
    <style:style style:name="T12" style:family="text">
      <style:text-properties style:font-name="Times New Roman" fo:font-size="12pt" style:font-size-asian="12pt" style:font-name-complex="Times New Roman1" style:font-size-complex="14pt"/>
    </style:style>
    <style:style style:name="T13" style:family="text">
      <style:text-properties style:font-name="DejaVu Sans Mono"/>
    </style:style>
    <style:style style:name="T14" style:family="text">
      <style:text-properties style:font-name="DejaVu Serif"/>
    </style:style>
    <style:style style:name="T15" style:family="text">
      <style:text-properties fo:font-size="8pt" style:font-size-asian="8pt" style:font-size-complex="8pt"/>
    </style:style>
    <style:style style:name="T16" style:family="text">
      <style:text-properties officeooo:rsid="0019509e"/>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rocław, <text:span text:style-name="T4">10</text:span>.0<text:span text:style-name="T4">5</text:span>.2017</text:p>
      <text:p text:style-name="P12"/>
      <text:p text:style-name="P12"/>
      <text:p text:style-name="P13">Laboratorium</text:p>
      <text:p text:style-name="P13">Technologii Sieciowych</text:p>
      <text:p text:style-name="P10">Temat:</text:p>
      <text:p text:style-name="P11"><text:s/><text:span text:style-name="T4">Sprawozdanie 3</text:span></text:p>
      <text:p text:style-name="P7"/>
      <text:p text:style-name="P7"/>
      <text:p text:style-name="P7"/>
      <text:p text:style-name="P7"/>
      <text:p text:style-name="P7"/>
      <text:p text:style-name="P7"/>
      <text:p text:style-name="P7"/>
      <text:p text:style-name="P7"/>
      <text:p text:style-name="P14"/>
      <text:p text:style-name="P14"/>
      <text:p text:style-name="P14"/>
      <text:p text:style-name="P14"/>
      <text:p text:style-name="P14"/>
      <text:p text:style-name="P14"/>
      <text:p text:style-name="P14"/>
      <text:p text:style-name="P14"/>
      <text:p text:style-name="P14"/>
      <text:p text:style-name="P14"/>
      <text:p text:style-name="P14">Autor:<text:span text:style-name="T1"> Bartosz Banasik</text:span></text:p>
      <text:p text:style-name="P15">Informatyka, semestr: 4</text:p>
      <text:p text:style-name="P16"><text:span text:style-name="T5">Prowadzący:</text:span><text:span text:style-name="T3"> dr </text:span><text:span text:style-name="T2">Łukasz Krzywiecki</text:span></text:p>
      <text:h text:style-name="P32" text:outline-level="2">1. <text:span text:style-name="T11">Ramkowanie metodą rozpychania bitów</text:span></text:h>
      <text:p text:style-name="P4">1.1 Cele pracy</text:p>
      <text:p text:style-name="P8"><text:span text:style-name="T1">Celem pierwszej cześci zadania było napisać program ramkujący zgodnie z zasadą „rozpychania bitów”, oraz sprawdzenie poprawności ramki za pomocą metody CRC. Program ma odczytywać plik źródłowy ‘Z.txt’ zawierający dowolny ciąg złożony ze znaków </text:span><text:span text:style-name="T7">‘0’ i ‘1’ </text:span><text:span text:style-name="T9">(symulujący strumień bitów) i zapisywać ramki odpowienio sformatowane do pliku tekstowego ‘W.txt’.</text:span></text:p>
      <text:p text:style-name="P18">Napisać program realizujący procedurę odwrotną, tzn. który odczytuje plik ‘W.txt’ i dla poprawnych danych CRC przepisuje jego zawartość tak, aby otrzymać kopię oryginalnego pliku źródłowego.</text:p>
      <text:p text:style-name="P5">1.2 Realizacja</text:p>
      <text:p text:style-name="P20">Program został napisany w języku <text:span text:style-name="T6">JAVA.</text:span></text:p>
      <text:p text:style-name="P22">Główna metoda programu sprawdza czy wybraliśmy opcję <text:span text:style-name="T6">code_and_write, </text:span><text:span text:style-name="T8">czy opcję </text:span><text:span text:style-name="T6">decode_and_write. </text:span><text:span text:style-name="T8">W przypadku pierwszej opcji, program wczytuje plik i poddaje go kodowaniu. Cały strumień bitów dzielony jest na porcje po 32 bity. Dla każdej porcji obliczany jest 8 bitowy kod CRC, który następnie jest dodawany do bierzącej ramki. Całość teraz poddawana jest „rozpychaniu bitów”. Polega to na tym, że jeśli napotkamy pięć jedynek pod rząd, to po ostatniej z nich dodajemy 0. W ostatnim kroku dodajemy flagi początku i końca ramki (</text:span><text:span text:style-name="T6">„01111110”</text:span><text:span text:style-name="T8">). Całość zapisywana jest do pliku W.txt.</text:span></text:p>
      <text:p text:style-name="P23"><text:span text:style-name="T8">W przypadku wyboru opcji drugiej, </text:span><text:span text:style-name="T10">program rozdziela ramki na osobne porcje znaków. Następnie z każdej usuwane są flagi początku i końca. W następnym kroku program usuwa niepotrzebne 0 dodane przy kodowaniu. Teraz pozostało nam już tylko sprawdzić kod CRC czyli ostatnie 8 bitów ramki. Jeśli kod CRC się zgadza to zapisujemy odkodowany ciąg do pliku.</text:span></text:p>
      <text:p text:style-name="Heading"><draw:frame draw:style-name="fr1" draw:name="Frame1" text:anchor-type="paragraph" svg:x="-0.85cm" svg:y="1.519cm" svg:width="19.66cm" draw:z-index="0"><draw:text-box fo:min-height="14.974cm"><text:p text:style-name="P2">129 <text:s text:c="4"/>private static void code_and_write(String data) {</text:p><text:p text:style-name="P2">130 </text:p><text:p text:style-name="P2">131 <text:s text:c="8"/>//otwieramy strumień do zapisu</text:p><text:p text:style-name="P2">132 <text:s text:c="8"/>BufferedWriter out = null;</text:p><text:p text:style-name="P2">133 <text:s text:c="8"/>try {</text:p><text:p text:style-name="P2">134 <text:s text:c="12"/>out = new BufferedWriter(new FileWriter("./W.txt"));</text:p><text:p text:style-name="P2">135 <text:s text:c="8"/>} catch (IOException e) {</text:p><text:p text:style-name="P2">136 <text:s text:c="12"/>e.printStackTrace();</text:p><text:p text:style-name="P2">137 <text:s text:c="8"/>}</text:p><text:p text:style-name="P2">138 </text:p><text:p text:style-name="P2">139 <text:s text:c="8"/>String frame;</text:p><text:p text:style-name="P2">140 <text:s text:c="8"/>int m = 32;</text:p><text:p text:style-name="P2">141 <text:s text:c="8"/>try {</text:p><text:p text:style-name="P2">142 <text:s text:c="12"/>//Dzielimy strumien bitów na porcje po 32 bity</text:p><text:p text:style-name="P2">143 <text:s text:c="12"/>for (int n = 0; n &lt; data.length(); n += m) {</text:p><text:p text:style-name="P2">144 <text:s text:c="16"/>//jesli nie ma 32 to bierzemy to co zostało</text:p><text:p text:style-name="P2">145 <text:s text:c="16"/>if (n + m &gt; data.length()) {</text:p><text:p text:style-name="P2">146 <text:s text:c="20"/>m = data.length() - n;</text:p><text:p text:style-name="P2">147 <text:s text:c="16"/>}</text:p><text:p text:style-name="P2">148 <text:s text:c="16"/>frame = data.substring(n, n + m);</text:p><text:p text:style-name="P2">149 <text:s text:c="16"/>/*</text:p><text:p text:style-name="P2">150 <text:s text:c="17"/>* Obliczamy pole kontrolne CRC</text:p><text:p text:style-name="P2">151 <text:s text:c="17"/>*/</text:p><text:p text:style-name="P2">152 <text:s text:c="16"/>String crc = checkSum_CRC8(frame);</text:p><text:p text:style-name="P2">153 <text:s text:c="16"/>frame += crc;</text:p><text:p text:style-name="P2">154 <text:s text:c="16"/>/*</text:p><text:p text:style-name="P2">155 <text:s text:c="17"/>* Stosujemy metody bite stuffing</text:p><text:p text:style-name="P2">156 <text:s text:c="17"/>*/</text:p><text:p text:style-name="P2">157 <text:s text:c="16"/>frame = biteStuffing(frame);</text:p><text:p text:style-name="P2">158 <text:s text:c="16"/>/*</text:p><text:p text:style-name="P2">159 <text:s text:c="17"/>* Dodajemy flagi poczatku i konca</text:p><text:p text:style-name="P2">160 <text:s text:c="17"/>*/</text:p><text:p text:style-name="P2">161 <text:s text:c="16"/>frame = "01111110" + frame + "01111110";</text:p><text:p text:style-name="P2">162 </text:p><text:p text:style-name="P2">163 <text:s text:c="16"/>out.write(frame);</text:p><text:p text:style-name="P2">164 <text:s text:c="16"/>out.write("\n");</text:p><text:p text:style-name="P2">165 </text:p><text:p text:style-name="P2">166 <text:s text:c="12"/>}</text:p><text:p text:style-name="P2">167 <text:s text:c="12"/>out.close();</text:p><text:p text:style-name="P2">168 <text:s text:c="8"/>} catch (IOException e) {</text:p><text:p text:style-name="P2">169 <text:s text:c="12"/>e.printStackTrace();</text:p><text:p text:style-name="P2">170 <text:s text:c="8"/>}</text:p><text:p text:style-name="P2">171 <text:s text:c="4"/>}</text:p><text:p text:style-name="Text">Text <text:sequence text:ref-name="refText0" text:name="Text" text:formula="ooow:Text+1" style:num-format="1">1</text:sequence>: Listing zawierajacy kodowanie ramki</text:p></draw:text-box></draw:frame><text:soft-page-break/>1.3 Kod programu odpowiedzialny za ramkowanie</text:p>
      <text:p text:style-name="P6">1.3 Przykladowe wywolanie programu</text:p>
      <text:p text:style-name="P21"><draw:frame draw:style-name="fr1" draw:name="Frame2" text:anchor-type="paragraph" svg:x="-0.744cm" svg:y="0.891cm" svg:width="19.129cm" draw:z-index="1"><draw:text-box fo:min-height="1.034cm"><text:p text:style-name="P3">0000111111000111011101111010101011110101010101010101010101010111</text:p><text:p text:style-name="Text">Text <text:sequence text:ref-name="refText1" text:name="Text" text:formula="ooow:Text+1" style:num-format="1">2</text:sequence>: Zawartosc pliku 'Z'</text:p></draw:text-box></draw:frame>W pliku ‘Z’ zapiszemy ciąg:</text:p>
      <text:p text:style-name="P21">Uruchamiamy program z opcja kodowania.</text:p>
      <text:p text:style-name="P21">Poniższy listing zawierazawartość pliku ‘W’:</text:p>
      <text:p text:style-name="P19"><draw:frame draw:style-name="fr1" draw:name="Frame3" text:anchor-type="paragraph" svg:x="-0.877cm" svg:y="0.102cm" svg:width="19.368cm" draw:z-index="2"><draw:text-box fo:min-height="1.561cm"><text:p text:style-name="P3">1 011111100000111110100011101110111101010101111010001111110</text:p><text:p text:style-name="P3">2 01111110111101010101010101010101010101110101001001111110</text:p><text:p text:style-name="Text">Text <text:sequence text:ref-name="refText2" text:name="Text" text:formula="ooow:Text+1" style:num-format="1">3</text:sequence>: Zawartość pliku 'W'</text:p></draw:text-box></draw:frame>Jak widzimy bardzo łatwo można zauważyć flagi początku oraz końca. Po bliższym spojrzeniu na sekwencje widzimy, że po kązdym ciągu pięciu jedynek nastepuje 0.</text:p>
      <text:p text:style-name="P19"><draw:frame draw:style-name="fr1" draw:name="Frame4" text:anchor-type="paragraph" svg:x="-0.877cm" svg:y="1.558cm" svg:width="19.394cm" draw:z-index="3"><draw:text-box fo:min-height="1.991cm"><text:p text:style-name="P34">1 00001111110001110111011110101010</text:p><text:p text:style-name="P34">2 11110101010101010101010101010111</text:p><text:p text:style-name="Text">Text <text:sequence text:ref-name="refText3" text:name="Text" text:formula="ooow:Text+1" style:num-format="1">4</text:sequence>: Zawartość pliku 'Z_copy'</text:p></draw:text-box></draw:frame>Uruchamiamy program w opcji decode dla pliku ‘W’ wymienionego powyżej. Poniżej znajduje się trść pliku ‘Z_copy’vim:</text:p>
      <text:p text:style-name="P27">1.4 Analiza wyników</text:p>
      <text:p text:style-name="P20">Program wykonał prawidłowo wszystkie zadania. Poprawnie zakodował dane wg podanej metody. Metoda ramkowania określa w sposób jednoznaczny prawidłowość przesłanych danych przez co ma duże zastosowanie praktyczne w sieciach komputerowych. </text:p>
      <text:p text:style-name="P20"/>
      <text:p text:style-name="Text_20_body"/>
      <text:p text:style-name="Text_20_body"/>
      <text:p text:style-name="Text_20_body"/>
      <text:p text:style-name="Text_20_body"/>
      <text:p text:style-name="Text_20_body"/>
      <text:p text:style-name="Text_20_body"/>
      <text:h text:style-name="P31" text:outline-level="2"><text:soft-page-break/>2. Symulacja metody dostępu do miedium transmisyjnego</text:h>
      <text:p text:style-name="P28">2.1 Cel</text:p>
      <text:p text:style-name="P20">Napisać program (grup<text:span text:style-name="T16">ę</text:span> programów) symulujacych ethernetow a <text:s/>̨ metod ̨e dostepu do medium trans-misyjnego (CSMA/CD).</text:p>
      <text:p text:style-name="P29">2.2 Realizacja</text:p>
      <text:p text:style-name="P24">Program został napisany w języku <text:span text:style-name="T6">JAVA </text:span><text:span text:style-name="T8">i składa się z 3 klas </text:span><text:span text:style-name="T6">Network.java, Host.java, Signal.java.</text:span></text:p>
      <text:p text:style-name="P25">Zasada działania <text:span text:style-name="T6">Network.java</text:span></text:p>
      <text:p text:style-name="P26">Klasa tworzy tablice imitujaca zachowanie kabla. Inicjalizuje dla niej 3 Hosty.</text:p>
      <text:p text:style-name="P26"><draw:frame draw:style-name="fr1" draw:name="Frame5" text:anchor-type="paragraph" svg:x="0.129cm" svg:y="3.164cm" svg:width="18.256cm" draw:z-index="4"><draw:text-box fo:min-height="11.404cm"><text:p text:style-name="P36">62 <text:s text:c="4"/>private static void loop()</text:p><text:p text:style-name="P36"><text:s/>63 <text:s text:c="4"/>{</text:p><text:p text:style-name="P36"><text:s/>64 <text:s text:c="8"/>// Likwidacja sygnalow ktore juz skonczyly</text:p><text:p text:style-name="P36"><text:s/>65 <text:s text:c="8"/>for(int i=0; i&lt;signals.size(); i++)</text:p><text:p text:style-name="P36"><text:s/>66 <text:s text:c="8"/>{</text:p><text:p text:style-name="P36"><text:s/>67 <text:s text:c="12"/>if(signals.get(i).getSignalDuration() &lt;= 0)</text:p><text:p text:style-name="P36"><text:s/>68 <text:s text:c="16"/>signals.remove(i);</text:p><text:p text:style-name="P36"><text:s/>69 <text:s text:c="8"/>}</text:p><text:p text:style-name="P36"><text:s/>70 </text:p><text:p text:style-name="P36"><text:s/>71 <text:s text:c="8"/>// Tablica przechowujaca nalozone sygnaly</text:p><text:p text:style-name="P36"><text:s/>72 <text:s text:c="8"/>List&lt;String&gt; array = new ArrayList&lt;&gt;();</text:p><text:p text:style-name="P36"><text:s/>73 <text:s text:c="8"/>for(int j=0; j&lt;length; j++) array.add("");</text:p><text:p text:style-name="P36"><text:s/>74 </text:p><text:p text:style-name="P36"><text:s/>75 <text:s text:c="8"/>char error = '*';</text:p><text:p text:style-name="P36"><text:s/>76 <text:s text:c="8"/>for (Signal signal : signals) {</text:p><text:p text:style-name="P36"><text:s/>77 <text:s text:c="12"/>int position = signal.getPosition();</text:p><text:p text:style-name="P36"><text:s/>78 <text:s text:c="12"/>String message = Character.toString(error);</text:p><text:p text:style-name="P36"><text:s/>79 <text:s text:c="12"/>if (signal.getMaster() != null)</text:p><text:p text:style-name="P36"><text:s/>80 <text:s text:c="16"/>message = Character.toString(signal.getMaster().getMessage());</text:p><text:p text:style-name="P36"><text:s/>81 </text:p><text:p text:style-name="P36"><text:s/>82 <text:s text:c="12"/>if (!array.get(position).contains(message)) {</text:p><text:p text:style-name="P36"><text:s/>83 <text:s text:c="16"/>String current = array.get(position);</text:p><text:p text:style-name="P36"><text:s/>84 <text:s text:c="16"/>String changed = current + message;</text:p><text:p text:style-name="P36"><text:s/>85 <text:s text:c="16"/>array.set(position, changed);</text:p><text:p text:style-name="P36"><text:s/>86 <text:s text:c="12"/>}</text:p><text:p text:style-name="P36"><text:s/>87 <text:s text:c="8"/>}</text:p><text:p text:style-name="P36"><text:s/>88 </text:p><text:p text:style-name="P36"><text:s/>89 <text:s text:c="8"/>// Nanoszenie poprawek na kabel i drukowanie</text:p><text:p text:style-name="P36"><text:s/>90 <text:s text:c="8"/>for(int i=0; i&lt;cable.length; i++)</text:p><text:p text:style-name="P36"><text:s/>91 <text:s text:c="8"/>{</text:p><text:p text:style-name="P36"><text:s/>92 <text:s text:c="12"/>if(array.get(i).length() == 0)</text:p><text:p text:style-name="P36"><text:s/>93 <text:s text:c="16"/>cable[i] = empty;</text:p><text:p text:style-name="P36"><text:s/>94 <text:s text:c="12"/>else if(array.get(i).length() == 1)</text:p><text:p text:style-name="P36"><text:s/>95 <text:s text:c="16"/>cable[i] = array.get(i).charAt(0);</text:p><text:p text:style-name="P36"><text:s/>96 <text:s text:c="12"/>else</text:p><text:p text:style-name="P36">97 <text:s text:c="16"/>cable[i] = error;</text:p><text:p text:style-name="P36"><text:s/>98 </text:p><text:p text:style-name="P36"><text:s/>99 <text:s text:c="12"/>System.out.print(cable[i]);</text:p><text:p text:style-name="P36">100 <text:s text:c="8"/>}</text:p></draw:text-box></draw:frame>Natępnie wykonuje 100 iteracji symulujących propagacje sygnału w kablu transmisyjnym. Sprawdza czy któreś sygnały się pokrywają. Nanosi poprawki dla naszego kabla. Sprawdza czy dojdzie do kolizji sygnałów. Dla każdego hosta losuje prawdopodobieństo, czy chce on nadawać wiadomość, oraz wykonuje przemieszczenie sygnałów.</text:p>
      <text:p text:style-name="P30"><draw:frame draw:style-name="fr2" draw:name="Frame6" text:anchor-type="paragraph" svg:x="-0.295cm" svg:y="0.3cm" svg:width="18.997cm" draw:z-index="5"><draw:text-box fo:min-height="4.471cm"><text:p text:style-name="P37"/><text:p text:style-name="P36">101 </text:p><text:p text:style-name="P36">102 <text:s text:c="8"/>//Sprawdzanie czy dojdzie do kolizji sygna<text:span text:style-name="T16">łó</text:span>w. Je<text:span text:style-name="T16">ż</text:span>eli tak to tworzy si<text:span text:style-name="T16">ę </text:span><text:s/>zak<text:span text:style-name="T16">łó</text:span>cenie</text:p><text:p text:style-name="P36">103 <text:s text:c="8"/>for(int i=0; i&lt;signals.size(); i++)</text:p><text:p text:style-name="P36">104 <text:s text:c="8"/>{</text:p><text:p text:style-name="P36">105 <text:s text:c="12"/>for (Signal signal : signals) {</text:p><text:p text:style-name="P36">106 <text:s text:c="16"/>Signal p = signals.get(i);</text:p><text:p text:style-name="P36">107 </text:p><text:p text:style-name="P36">108 <text:s text:c="16"/>//PQ lub P_Q</text:p><text:p text:style-name="P36">109 <text:s text:c="16"/>if (p.getPosition() + 1 == signal.getPosition() || p.getPosition() + 2 == signal.getPosition()) {</text:p><text:p text:style-name="P36">110 <text:s text:c="20"/>if (p.getDirection() &amp;&amp; !signal.getDirection()) {</text:p><text:p text:style-name="P36">111 <text:s text:c="24"/>if (p.getMaster() != signal.getMaster()) {</text:p><text:p text:style-name="P36">112 <text:s text:c="28"/>signals.get(i).lose();</text:p><text:p text:style-name="P36">113 <text:s text:c="28"/>signal.lose();</text:p><text:p text:style-name="P36">114 <text:s text:c="24"/>}</text:p><text:p text:style-name="P36">115 <text:s text:c="20"/>}</text:p><text:p text:style-name="P36">116 <text:s text:c="16"/>}</text:p><text:p text:style-name="P36">117 <text:s text:c="12"/>}</text:p><text:p text:style-name="P36">118 <text:s text:c="8"/>}</text:p><text:p text:style-name="P36">119 </text:p><text:p text:style-name="P36">120 <text:s text:c="8"/>// Losowanie host<text:span text:style-name="T16">ó</text:span>w do wys<text:span text:style-name="T16">ł</text:span>ania wiadomo<text:span text:style-name="T16">ś</text:span>ci</text:p><text:p text:style-name="P36">121 <text:s text:c="8"/>for (Host host1 : hosts) {</text:p><text:p text:style-name="P36">122 <text:s text:c="12"/>double probability = new Random().nextDouble();</text:p><text:p text:style-name="P36">123 <text:s text:c="12"/>double p = 0.01;</text:p><text:p text:style-name="P36">124 <text:s text:c="12"/>if (probability &lt; p) {</text:p><text:p text:style-name="P36">125 <text:s text:c="16"/>host1.start();</text:p><text:p text:style-name="P36">126 <text:s text:c="12"/>}</text:p><text:p text:style-name="P36">127 <text:s text:c="8"/>}</text:p><text:p text:style-name="P36">128 </text:p><text:p text:style-name="P36">129 <text:s text:c="8"/>//Hosty - rozpatrzenie przypadk<text:span text:style-name="T16">ó</text:span>w</text:p><text:p text:style-name="P36">130 <text:s text:c="8"/>for (Host host : hosts) {</text:p><text:p text:style-name="P36">131 <text:s text:c="12"/>int position = host.getPosition();</text:p><text:p text:style-name="P36">132 <text:s text:c="12"/>char message = host.getMessage();</text:p><text:p text:style-name="P36">133 </text:p><text:p text:style-name="P36">134 <text:s text:c="12"/>if (host.isWaiting()) {</text:p><text:p text:style-name="P36">135 <text:s text:c="16"/>host.waitForTransmission();</text:p><text:p text:style-name="P36">136 <text:s text:c="12"/>} else {</text:p><text:p text:style-name="P36">137 <text:s text:c="16"/>if (host.wantToTransmit()) {</text:p><text:p text:style-name="P36">138 <text:s text:c="20"/>if (cable[position] == empty || cable[position] == message) {</text:p><text:p text:style-name="P36">139 <text:s text:c="24"/>signals.add(host.createSignal(true));</text:p><text:p text:style-name="P36">140 <text:s text:c="24"/>signals.add(host.createSignal(false));</text:p><text:p text:style-name="P36">141 <text:s text:c="20"/>} else {</text:p><text:p text:style-name="P36">142 <text:s text:c="24"/>host.error();</text:p><text:p text:style-name="P36">143 <text:s text:c="20"/>}</text:p><text:p text:style-name="P36">144 <text:s text:c="16"/>}</text:p><text:p text:style-name="P36">145 <text:s text:c="12"/>}</text:p><text:p text:style-name="P36">146 <text:s text:c="8"/>}</text:p><text:p text:style-name="P36">147 </text:p><text:p text:style-name="P36">148 <text:s text:c="8"/>//Przesuwanie sygna<text:span text:style-name="T16">łó</text:span>w</text:p><text:p text:style-name="P36">149 <text:s text:c="8"/>for (Signal signal : signals) {</text:p><text:p text:style-name="P36">150 <text:s text:c="12"/>signal.move();</text:p><text:p text:style-name="P36">151 <text:s text:c="8"/>}</text:p><text:p text:style-name="P36">152 <text:s text:c="4"/>}</text:p><text:p text:style-name="Text">Text <text:sequence text:ref-name="refText4" text:name="Text" text:formula="ooow:Text+1" style:num-format="1">5</text:sequence>: Funkcja imitująca propagacje sygnału</text:p></draw:text-box></draw:frame>2.3 Wnioski</text:p>
      <text:p text:style-name="P20">Program symuluje działanie medium transmisyjnego CSMA/CD. Przesył danych odbywa się w momencie kiedy <text:span text:style-name="T16">host nie zauważa aktywności nad swoim źródłem</text:span>. Jednak w przypadku kiedy dochodzi do kolizji, tzn. co najmniej dwa urządzenia nadają w tym samym czasie do tego samego medium transmisyjnego, przesył jest zatrzymany, a program wysyła komunikat o wystąpieniu kolizji. Program symulujący w jasny sposób pokazuje działanie medium CSMA/CD z wykrywaniem kolizji. Metoda sprawia wrażenie sprawnej i przez to jest bardzo szeroko stosowana w sieciach komputerowych. </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pl" fo:country="PL"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04:14:55.732018855</meta:creation-date>
    <dc:date>2017-05-24T05:45:33.949433456</dc:date>
    <meta:editing-duration>PT6M6S</meta:editing-duration>
    <meta:editing-cycles>2</meta:editing-cycles>
    <meta:generator>LibreOffice/5.3.3.2$Linux_X86_64 LibreOffice_project/30m0$Build-2</meta:generator>
    <meta:document-statistic meta:table-count="0" meta:image-count="0" meta:object-count="0" meta:page-count="6" meta:paragraph-count="180" meta:word-count="1086" meta:character-count="8904" meta:non-whitespace-character-count="6417"/>
  </office:meta>
</office:document-meta>
</file>